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Req_20_No">
      <style:text-properties officeooo:rsid="00810f75" officeooo:paragraph-rsid="00810f75"/>
    </style:style>
    <style:style style:name="P3" style:family="paragraph" style:parent-style-name="Table">
      <style:text-properties fo:font-style="normal" officeooo:rsid="00977688" officeooo:paragraph-rsid="00977688" style:font-style-asian="normal" style:font-style-complex="normal"/>
    </style:style>
    <style:style style:name="P4" style:family="paragraph" style:parent-style-name="Table">
      <style:text-properties fo:font-style="normal" officeooo:rsid="000d39c5" officeooo:paragraph-rsid="000fab3f" style:font-style-asian="normal" style:font-style-complex="normal"/>
    </style:style>
    <style:style style:name="P5" style:family="paragraph" style:parent-style-name="Table">
      <style:text-properties fo:font-style="normal" officeooo:rsid="0098309b" officeooo:paragraph-rsid="0098309b" style:font-style-asian="normal" style:font-style-complex="normal"/>
    </style:style>
    <style:style style:name="P6" style:family="paragraph" style:parent-style-name="Footer">
      <style:text-properties officeooo:paragraph-rsid="001bb8c8"/>
    </style:style>
    <style:style style:name="P7"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12" style:family="paragraph" style:parent-style-name="Table">
      <style:text-properties fo:font-style="normal" officeooo:rsid="000d39c5" officeooo:paragraph-rsid="000fab3f" style:font-style-asian="normal" style:font-style-complex="normal"/>
    </style:style>
    <style:style style:name="P13" style:family="paragraph" style:parent-style-name="Table">
      <style:text-properties fo:font-style="normal" officeooo:rsid="000d39c5" officeooo:paragraph-rsid="005894e1" style:font-style-asian="normal" style:font-style-complex="normal"/>
    </style:style>
    <style:style style:name="P14" style:family="paragraph" style:parent-style-name="Table">
      <style:text-properties fo:font-style="normal" officeooo:rsid="000d39c5" officeooo:paragraph-rsid="00810f75" style:font-style-asian="normal" style:font-style-complex="normal"/>
    </style:style>
    <style:style style:name="P15" style:family="paragraph" style:parent-style-name="Table">
      <style:text-properties fo:font-style="normal" officeooo:rsid="000d39c5" officeooo:paragraph-rsid="00481631" style:font-style-asian="normal" style:font-style-complex="normal"/>
    </style:style>
    <style:style style:name="P16"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17"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18"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19"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20" style:family="paragraph" style:parent-style-name="Table">
      <style:text-properties fo:font-style="normal" officeooo:rsid="000d39c5" officeooo:paragraph-rsid="00112e16" style:font-style-asian="normal" style:font-style-complex="normal"/>
    </style:style>
    <style:style style:name="P21" style:family="paragraph" style:parent-style-name="Table">
      <style:text-properties fo:font-style="normal" officeooo:rsid="000d39c5" officeooo:paragraph-rsid="003cdf20" style:font-style-asian="normal" style:font-style-complex="normal"/>
    </style:style>
    <style:style style:name="P22" style:family="paragraph" style:parent-style-name="Table">
      <style:text-properties fo:font-style="normal" officeooo:rsid="00810f75" officeooo:paragraph-rsid="00810f75" style:font-style-asian="normal" style:font-style-complex="normal"/>
    </style:style>
    <style:style style:name="P23"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24"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25" style:family="paragraph" style:parent-style-name="Table">
      <style:text-properties fo:font-style="normal" officeooo:rsid="003cdf20" officeooo:paragraph-rsid="003cdf20" style:font-style-asian="normal" style:font-style-complex="normal"/>
    </style:style>
    <style:style style:name="P26" style:family="paragraph" style:parent-style-name="Table">
      <style:text-properties fo:font-style="normal" officeooo:rsid="000fab3f" officeooo:paragraph-rsid="000fab3f" style:font-style-asian="normal" style:font-style-complex="normal"/>
    </style:style>
    <style:style style:name="P27" style:family="paragraph" style:parent-style-name="Table">
      <style:text-properties fo:font-style="normal" officeooo:rsid="000fab3f" officeooo:paragraph-rsid="00112e16" style:font-style-asian="normal" style:font-style-complex="normal"/>
    </style:style>
    <style:style style:name="P28" style:family="paragraph" style:parent-style-name="Table">
      <style:text-properties fo:font-style="normal" officeooo:rsid="0011daef" officeooo:paragraph-rsid="0011daef" style:font-style-asian="normal" style:font-style-complex="normal"/>
    </style:style>
    <style:style style:name="P29"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30" style:family="paragraph" style:parent-style-name="Table">
      <style:text-properties fo:font-style="normal" officeooo:rsid="0012f4bd" officeooo:paragraph-rsid="0012f4bd" style:font-style-asian="normal" style:font-style-complex="normal"/>
    </style:style>
    <style:style style:name="P31"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32" style:family="paragraph" style:parent-style-name="Table">
      <style:text-properties fo:font-style="normal" officeooo:rsid="000de675" officeooo:paragraph-rsid="000fab3f" style:font-style-asian="normal" style:font-style-complex="normal"/>
    </style:style>
    <style:style style:name="P33"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34"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35"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36"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37" style:family="paragraph" style:parent-style-name="Table">
      <style:text-properties fo:font-style="normal" officeooo:rsid="000de675" officeooo:paragraph-rsid="00112e16" style:font-style-asian="normal" style:font-style-complex="normal"/>
    </style:style>
    <style:style style:name="P38" style:family="paragraph" style:parent-style-name="Table">
      <style:text-properties fo:font-style="normal" officeooo:rsid="000de675" officeooo:paragraph-rsid="00481631" style:font-style-asian="normal" style:font-style-complex="normal"/>
    </style:style>
    <style:style style:name="P39" style:family="paragraph" style:parent-style-name="Table">
      <style:text-properties fo:font-style="normal" officeooo:rsid="000de675" officeooo:paragraph-rsid="003cdf20" style:font-style-asian="normal" style:font-style-complex="normal"/>
    </style:style>
    <style:style style:name="P40" style:family="paragraph" style:parent-style-name="Table">
      <style:text-properties fo:font-style="normal" officeooo:rsid="00112e16" officeooo:paragraph-rsid="00112e16" style:font-style-asian="normal" style:font-style-complex="normal"/>
    </style:style>
    <style:style style:name="P41" style:family="paragraph" style:parent-style-name="Table">
      <style:text-properties fo:font-style="normal" officeooo:rsid="006acd08" officeooo:paragraph-rsid="006acd08" style:font-style-asian="normal" style:font-style-complex="normal"/>
    </style:style>
    <style:style style:name="P42" style:family="paragraph" style:parent-style-name="Table">
      <style:text-properties fo:font-style="normal" officeooo:rsid="0082520b" officeooo:paragraph-rsid="0082520b" style:font-style-asian="normal" style:font-style-complex="normal"/>
    </style:style>
    <style:style style:name="P43"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44" style:family="paragraph" style:parent-style-name="Table">
      <style:text-properties fo:font-style="normal" officeooo:rsid="00874cfe" officeooo:paragraph-rsid="0082520b" style:font-style-asian="normal" style:font-style-complex="normal"/>
    </style:style>
    <style:style style:name="P45" style:family="paragraph" style:parent-style-name="Table">
      <style:text-properties fo:font-style="normal" officeooo:rsid="008d1672" officeooo:paragraph-rsid="008d1672" style:font-style-asian="normal" style:font-style-complex="normal"/>
    </style:style>
    <style:style style:name="P46" style:family="paragraph" style:parent-style-name="Table">
      <style:paragraph-properties fo:text-align="center" style:justify-single-word="false"/>
      <style:text-properties fo:font-style="normal" officeooo:rsid="008d1672" officeooo:paragraph-rsid="008d1672" style:font-style-asian="normal" style:font-style-complex="normal"/>
    </style:style>
    <style:style style:name="P47" style:family="paragraph" style:parent-style-name="Table">
      <style:text-properties fo:font-style="normal" officeooo:rsid="008e4e57" officeooo:paragraph-rsid="008e4e57" style:font-style-asian="normal" style:font-style-complex="normal"/>
    </style:style>
    <style:style style:name="P48" style:family="paragraph" style:parent-style-name="Table">
      <style:paragraph-properties fo:text-align="center" style:justify-single-word="false"/>
      <style:text-properties fo:font-style="normal" officeooo:rsid="008e4e57" officeooo:paragraph-rsid="008e4e57" style:font-style-asian="normal" style:font-style-complex="normal"/>
    </style:style>
    <style:style style:name="P49" style:family="paragraph" style:parent-style-name="Table">
      <style:paragraph-properties fo:text-align="center" style:justify-single-word="false"/>
      <style:text-properties fo:font-style="normal" officeooo:rsid="00967b19" officeooo:paragraph-rsid="00967b19" style:font-style-asian="normal" style:font-style-complex="normal"/>
    </style:style>
    <style:style style:name="P50" style:family="paragraph" style:parent-style-name="Table">
      <style:text-properties fo:font-style="normal" officeooo:rsid="00967b19" officeooo:paragraph-rsid="00967b19" style:font-style-asian="normal" style:font-style-complex="normal"/>
    </style:style>
    <style:style style:name="P51" style:family="paragraph" style:parent-style-name="Table">
      <style:text-properties fo:font-style="normal" officeooo:rsid="00977688" officeooo:paragraph-rsid="00967b19" style:font-style-asian="normal" style:font-style-complex="normal"/>
    </style:style>
    <style:style style:name="P52" style:family="paragraph" style:parent-style-name="Table">
      <style:text-properties fo:font-style="normal" officeooo:rsid="00977688" officeooo:paragraph-rsid="00977688" style:font-style-asian="normal" style:font-style-complex="normal"/>
    </style:style>
    <style:style style:name="P53" style:family="paragraph" style:parent-style-name="Table">
      <style:paragraph-properties fo:text-align="center" style:justify-single-word="false"/>
      <style:text-properties fo:font-style="normal" officeooo:rsid="00977688" officeooo:paragraph-rsid="00977688" style:font-style-asian="normal" style:font-style-complex="normal"/>
    </style:style>
    <style:style style:name="P54" style:family="paragraph" style:parent-style-name="Table">
      <style:text-properties fo:font-style="normal" officeooo:rsid="0098294f" officeooo:paragraph-rsid="0098294f" style:font-style-asian="normal" style:font-style-complex="normal"/>
    </style:style>
    <style:style style:name="P55"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56" style:family="paragraph" style:parent-style-name="Table">
      <style:text-properties fo:font-style="normal" officeooo:rsid="0098309b" officeooo:paragraph-rsid="0098309b" style:font-style-asian="normal" style:font-style-complex="normal"/>
    </style:style>
    <style:style style:name="P57" style:family="paragraph" style:parent-style-name="Table">
      <style:paragraph-properties fo:text-align="center" style:justify-single-word="false"/>
      <style:text-properties fo:font-style="normal" officeooo:rsid="0098309b" officeooo:paragraph-rsid="0098309b" style:font-style-asian="normal" style:font-style-complex="normal"/>
    </style:style>
    <style:style style:name="P58" style:family="paragraph" style:parent-style-name="Table">
      <style:paragraph-properties fo:text-align="center" style:justify-single-word="false"/>
      <style:text-properties officeooo:rsid="000d39c5" officeooo:paragraph-rsid="000fab3f"/>
    </style:style>
    <style:style style:name="P59" style:family="paragraph" style:parent-style-name="Table">
      <style:paragraph-properties fo:text-align="center" style:justify-single-word="false"/>
      <style:text-properties officeooo:rsid="000d39c5" officeooo:paragraph-rsid="00112e16"/>
    </style:style>
    <style:style style:name="P60" style:family="paragraph" style:parent-style-name="Table">
      <style:paragraph-properties fo:text-align="center" style:justify-single-word="false"/>
      <style:text-properties officeooo:rsid="000d39c5" officeooo:paragraph-rsid="0011daef"/>
    </style:style>
    <style:style style:name="P61" style:family="paragraph" style:parent-style-name="Table">
      <style:paragraph-properties fo:text-align="center" style:justify-single-word="false"/>
      <style:text-properties officeooo:rsid="000d39c5" officeooo:paragraph-rsid="00481631"/>
    </style:style>
    <style:style style:name="P62" style:family="paragraph" style:parent-style-name="Table">
      <style:paragraph-properties fo:text-align="center" style:justify-single-word="false"/>
      <style:text-properties officeooo:rsid="000d39c5" officeooo:paragraph-rsid="003cdf20"/>
    </style:style>
    <style:style style:name="P63" style:family="paragraph" style:parent-style-name="Table">
      <style:paragraph-properties fo:text-align="center" style:justify-single-word="false"/>
      <style:text-properties officeooo:rsid="000d39c5" officeooo:paragraph-rsid="008559f5"/>
    </style:style>
    <style:style style:name="P64" style:family="paragraph" style:parent-style-name="Table">
      <style:text-properties officeooo:rsid="000d39c5" officeooo:paragraph-rsid="000fab3f"/>
    </style:style>
    <style:style style:name="P65" style:family="paragraph" style:parent-style-name="Table">
      <style:text-properties officeooo:rsid="000d39c5" officeooo:paragraph-rsid="00112e16"/>
    </style:style>
    <style:style style:name="P66" style:family="paragraph" style:parent-style-name="Table">
      <style:text-properties officeooo:rsid="000d39c5" officeooo:paragraph-rsid="0011daef"/>
    </style:style>
    <style:style style:name="P67" style:family="paragraph" style:parent-style-name="Table">
      <style:text-properties officeooo:rsid="000d39c5" officeooo:paragraph-rsid="00481631"/>
    </style:style>
    <style:style style:name="P68" style:family="paragraph" style:parent-style-name="Table">
      <style:text-properties officeooo:rsid="000d39c5" officeooo:paragraph-rsid="003cdf20"/>
    </style:style>
    <style:style style:name="P69" style:family="paragraph" style:parent-style-name="Table">
      <style:text-properties officeooo:rsid="000d39c5" officeooo:paragraph-rsid="008559f5"/>
    </style:style>
    <style:style style:name="P70" style:family="paragraph" style:parent-style-name="Table">
      <style:paragraph-properties fo:text-align="center" style:justify-single-word="false"/>
      <style:text-properties officeooo:rsid="001ab970" officeooo:paragraph-rsid="008559f5"/>
    </style:style>
    <style:style style:name="P71" style:family="paragraph" style:parent-style-name="Table_20_Text">
      <style:paragraph-properties fo:text-align="center" style:justify-single-word="false"/>
      <style:text-properties officeooo:rsid="0088f6d8"/>
    </style:style>
    <style:style style:name="P72" style:family="paragraph" style:parent-style-name="Table_20_Text">
      <style:paragraph-properties fo:text-align="center" style:justify-single-word="false"/>
      <style:text-properties officeooo:rsid="0088f6d8" officeooo:paragraph-rsid="0088f6d8"/>
    </style:style>
    <style:style style:name="P73" style:family="paragraph" style:parent-style-name="Table_20_Text">
      <style:text-properties officeooo:rsid="0088f6d8" officeooo:paragraph-rsid="0088f6d8"/>
    </style:style>
    <style:style style:name="P74" style:family="paragraph" style:parent-style-name="Table_20_Text">
      <style:paragraph-properties fo:text-align="center" style:justify-single-word="false"/>
    </style:style>
    <style:style style:name="P75" style:family="paragraph" style:parent-style-name="Table_20_Text">
      <style:text-properties officeooo:rsid="008559f5" officeooo:paragraph-rsid="008559f5"/>
    </style:style>
    <style:style style:name="P76" style:family="paragraph" style:parent-style-name="Table_20_Text">
      <style:paragraph-properties fo:text-align="center" style:justify-single-word="false"/>
      <style:text-properties officeooo:rsid="008559f5" officeooo:paragraph-rsid="008559f5"/>
    </style:style>
    <style:style style:name="P77" style:family="paragraph" style:parent-style-name="Table_20_Text">
      <style:paragraph-properties fo:text-align="center" style:justify-single-word="false"/>
      <style:text-properties officeooo:rsid="008a9835" officeooo:paragraph-rsid="008a9835"/>
    </style:style>
    <style:style style:name="P78" style:family="paragraph" style:parent-style-name="Table_20_Text">
      <style:text-properties officeooo:rsid="008a9835" officeooo:paragraph-rsid="008a9835"/>
    </style:style>
    <style:style style:name="P79" style:family="paragraph" style:parent-style-name="Text_20_body">
      <style:text-properties officeooo:rsid="0073f64b" officeooo:paragraph-rsid="008559f5"/>
    </style:style>
    <style:style style:name="P80" style:family="paragraph" style:parent-style-name="Text_20_body">
      <style:text-properties officeooo:rsid="0073f64b" officeooo:paragraph-rsid="0073f64b"/>
    </style:style>
    <style:style style:name="P81" style:family="paragraph" style:parent-style-name="Text_20_body">
      <style:text-properties officeooo:rsid="000d39c5" officeooo:paragraph-rsid="00790f27"/>
    </style:style>
    <style:style style:name="P82" style:family="paragraph" style:parent-style-name="Text_20_body">
      <style:text-properties officeooo:rsid="000b6d09" officeooo:paragraph-rsid="000b6d09"/>
    </style:style>
    <style:style style:name="P83" style:family="paragraph" style:parent-style-name="Text_20_body">
      <style:text-properties officeooo:rsid="000b6d09" officeooo:paragraph-rsid="000fab3f"/>
    </style:style>
    <style:style style:name="P84" style:family="paragraph" style:parent-style-name="Text_20_body">
      <style:text-properties officeooo:rsid="000b6d09" officeooo:paragraph-rsid="00112e16"/>
    </style:style>
    <style:style style:name="P85" style:family="paragraph" style:parent-style-name="Text_20_body">
      <style:text-properties officeooo:rsid="000b6d09" officeooo:paragraph-rsid="0011daef"/>
    </style:style>
    <style:style style:name="P86" style:family="paragraph" style:parent-style-name="Text_20_body">
      <style:text-properties officeooo:rsid="000b6d09" officeooo:paragraph-rsid="00481631"/>
    </style:style>
    <style:style style:name="P87" style:family="paragraph" style:parent-style-name="Text_20_body">
      <style:text-properties officeooo:rsid="0011daef" officeooo:paragraph-rsid="0011daef"/>
    </style:style>
    <style:style style:name="P88" style:family="paragraph" style:parent-style-name="Text_20_body">
      <style:text-properties officeooo:rsid="002ca74a" officeooo:paragraph-rsid="002ca74a"/>
    </style:style>
    <style:style style:name="P89" style:family="paragraph" style:parent-style-name="Text_20_body">
      <style:text-properties officeooo:rsid="008559f5" officeooo:paragraph-rsid="008559f5"/>
    </style:style>
    <style:style style:name="P90" style:family="paragraph" style:parent-style-name="Text_20_body">
      <style:text-properties officeooo:rsid="008e4e57" officeooo:paragraph-rsid="008e4e57"/>
    </style:style>
    <style:style style:name="P91" style:family="paragraph" style:parent-style-name="Note">
      <style:text-properties officeooo:rsid="008559f5" officeooo:paragraph-rsid="00922e6d"/>
    </style:style>
    <style:style style:name="P92" style:family="paragraph" style:parent-style-name="Note">
      <style:text-properties officeooo:rsid="008559f5" officeooo:paragraph-rsid="008559f5"/>
    </style:style>
    <style:style style:name="P93" style:family="paragraph" style:parent-style-name="Note">
      <loext:graphic-properties draw:fill="none" draw:fill-color="#729fcf"/>
      <style:paragraph-properties fo:background-color="transparent"/>
      <style:text-properties officeooo:rsid="000fab3f"/>
    </style:style>
    <style:style style:name="P94" style:family="paragraph" style:parent-style-name="Req_20_No">
      <style:text-properties officeooo:rsid="00810f75" officeooo:paragraph-rsid="00810f75"/>
    </style:style>
    <style:style style:name="P95" style:family="paragraph" style:parent-style-name="Req_20_No">
      <style:text-properties officeooo:rsid="003cdf20" officeooo:paragraph-rsid="003cdf20"/>
    </style:style>
    <style:style style:name="P96" style:family="paragraph" style:parent-style-name="Req_20_No">
      <style:text-properties officeooo:paragraph-rsid="00481631"/>
    </style:style>
    <style:style style:name="P97" style:family="paragraph" style:parent-style-name="Req_20_No">
      <style:text-properties officeooo:rsid="006acd08" officeooo:paragraph-rsid="006acd08"/>
    </style:style>
    <style:style style:name="P98" style:family="paragraph" style:parent-style-name="Req_20_No">
      <style:text-properties officeooo:paragraph-rsid="003cdf20"/>
    </style:style>
    <style:style style:name="P99" style:family="paragraph" style:parent-style-name="Req_20_No">
      <style:text-properties officeooo:rsid="0082520b" officeooo:paragraph-rsid="0082520b"/>
    </style:style>
    <style:style style:name="P100" style:family="paragraph" style:parent-style-name="Req_20_No">
      <style:text-properties officeooo:rsid="008d1672" officeooo:paragraph-rsid="008d1672"/>
    </style:style>
    <style:style style:name="P101" style:family="paragraph" style:parent-style-name="Req_20_No">
      <style:text-properties officeooo:rsid="008e4e57" officeooo:paragraph-rsid="008e4e57"/>
    </style:style>
    <style:style style:name="P102" style:family="paragraph" style:parent-style-name="Req_20_No">
      <style:text-properties officeooo:rsid="00967b19" officeooo:paragraph-rsid="00967b19"/>
    </style:style>
    <style:style style:name="P103" style:family="paragraph" style:parent-style-name="Req_20_No">
      <style:text-properties officeooo:rsid="00977688" officeooo:paragraph-rsid="00977688"/>
    </style:style>
    <style:style style:name="P104" style:family="paragraph" style:parent-style-name="Req_20_No">
      <style:text-properties officeooo:rsid="0098294f" officeooo:paragraph-rsid="0098294f"/>
    </style:style>
    <style:style style:name="P105" style:family="paragraph" style:parent-style-name="Req_20_No">
      <style:text-properties officeooo:rsid="0098309b" officeooo:paragraph-rsid="0098309b"/>
    </style:style>
    <style:style style:name="P106" style:family="paragraph" style:parent-style-name="Standard">
      <style:text-properties officeooo:paragraph-rsid="00112e16"/>
    </style:style>
    <style:style style:name="P107" style:family="paragraph" style:parent-style-name="Standard">
      <style:text-properties officeooo:paragraph-rsid="003cdf20"/>
    </style:style>
    <style:style style:name="P108" style:family="paragraph" style:parent-style-name="Standard">
      <style:text-properties officeooo:rsid="0011daef" officeooo:paragraph-rsid="0011daef"/>
    </style:style>
    <style:style style:name="P109" style:family="paragraph" style:parent-style-name="Table_20_Heading">
      <style:text-properties officeooo:paragraph-rsid="00481631"/>
    </style:style>
    <style:style style:name="P110" style:family="paragraph" style:parent-style-name="Text_20_body">
      <style:paragraph-properties fo:margin-left="1.251cm" fo:margin-right="0cm" fo:text-indent="0cm" style:auto-text-indent="false"/>
    </style:style>
    <style:style style:name="P11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2"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3" style:family="paragraph" style:parent-style-name="Text_20_body" style:list-style-name="WWNum2"/>
    <style:style style:name="P114" style:family="paragraph" style:parent-style-name="Text_20_body" style:list-style-name="L1"/>
    <style:style style:name="P115" style:family="paragraph" style:parent-style-name="Text_20_body" style:list-style-name="L1">
      <style:text-properties officeooo:paragraph-rsid="0073f64b"/>
    </style:style>
    <style:style style:name="P116" style:family="paragraph" style:parent-style-name="Text_20_body" style:list-style-name="L1">
      <style:text-properties officeooo:rsid="0088f6d8" officeooo:paragraph-rsid="0088f6d8"/>
    </style:style>
    <style:style style:name="P117" style:family="paragraph" style:parent-style-name="Text_20_body" style:list-style-name="L2"/>
    <style:style style:name="P118" style:family="paragraph" style:parent-style-name="Text_20_body" style:list-style-name="L2">
      <style:text-properties officeooo:paragraph-rsid="0073f64b"/>
    </style:style>
    <style:style style:name="P119" style:family="paragraph" style:parent-style-name="Text_20_body" style:list-style-name="L3">
      <style:text-properties officeooo:rsid="0011daef" officeooo:paragraph-rsid="0011daef"/>
    </style:style>
    <style:style style:name="P120" style:family="paragraph" style:parent-style-name="Heading_20_2">
      <style:text-properties officeooo:rsid="008559f5" officeooo:paragraph-rsid="008559f5"/>
    </style:style>
    <style:style style:name="P121" style:family="paragraph" style:parent-style-name="Heading_20_2" style:list-style-name=""/>
    <style:style style:name="P122" style:family="paragraph" style:parent-style-name="Heading_20_2">
      <style:text-properties officeooo:rsid="00790f27" officeooo:paragraph-rsid="00790f27"/>
    </style:style>
    <style:style style:name="P123" style:family="paragraph" style:parent-style-name="Heading_20_2" style:list-style-name="">
      <style:text-properties officeooo:rsid="004627ea" officeooo:paragraph-rsid="00481631"/>
    </style:style>
    <style:style style:name="P124" style:family="paragraph" style:parent-style-name="Heading_20_2">
      <style:text-properties officeooo:rsid="000fab3f" officeooo:paragraph-rsid="00481631"/>
    </style:style>
    <style:style style:name="P125" style:family="paragraph" style:parent-style-name="Heading_20_2">
      <style:text-properties officeooo:rsid="000fab3f" officeooo:paragraph-rsid="000fab3f"/>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4627ea" officeooo:paragraph-rsid="00481631"/>
    </style:style>
    <style:style style:name="P128" style:family="paragraph" style:parent-style-name="Heading_20_2">
      <style:paragraph-properties fo:break-before="page"/>
      <style:text-properties officeooo:paragraph-rsid="005a6e81"/>
    </style:style>
    <style:style style:name="P129" style:family="paragraph" style:parent-style-name="Heading_20_2" style:list-style-name="" style:master-page-name="">
      <style:paragraph-properties style:page-number="auto" fo:break-before="auto" fo:break-after="auto"/>
      <style:text-properties officeooo:paragraph-rsid="005a6e81"/>
    </style:style>
    <style:style style:name="P130" style:family="paragraph" style:parent-style-name="Heading_20_2" style:master-page-name="">
      <style:paragraph-properties style:page-number="auto" fo:break-before="auto" fo:break-after="auto"/>
      <style:text-properties officeooo:rsid="0011daef" officeooo:paragraph-rsid="0011daef"/>
    </style:style>
    <style:style style:name="P131" style:family="paragraph" style:parent-style-name="Heading_20_2" style:master-page-name="Standard">
      <style:paragraph-properties style:page-number="auto"/>
      <style:text-properties officeooo:rsid="000fab3f" officeooo:paragraph-rsid="0012f4bd"/>
    </style:style>
    <style:style style:name="P132" style:family="paragraph" style:parent-style-name="Heading_20_1" style:list-style-name="">
      <style:text-properties officeooo:rsid="0073f64b" officeooo:paragraph-rsid="0073f64b"/>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73f64b" officeooo:paragraph-rsid="0073f64b"/>
    </style:style>
    <style:style style:name="P135" style:family="paragraph" style:parent-style-name="Heading_20_1">
      <style:paragraph-properties fo:break-before="page"/>
      <style:text-properties officeooo:rsid="0011daef" officeooo:paragraph-rsid="0011daef"/>
    </style:style>
    <style:style style:name="P136" style:family="paragraph" style:parent-style-name="Heading_20_1" style:list-style-name="" style:master-page-name="">
      <style:paragraph-properties style:page-number="auto" fo:break-before="auto" fo:break-after="auto"/>
      <style:text-properties officeooo:rsid="0011daef" officeooo:paragraph-rsid="0011daef"/>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Table_20_index_20_1">
      <style:paragraph-properties>
        <style:tab-stops>
          <style:tab-stop style:position="17cm" style:type="right" style:leader-style="dotted" style:leader-text="."/>
        </style:tab-stops>
      </style:paragraph-properties>
    </style:style>
    <style:style style:name="P141" style:family="paragraph" style:parent-style-name="Table">
      <style:text-properties fo:font-style="normal" officeooo:rsid="000d39c5" officeooo:paragraph-rsid="000fab3f" style:font-style-asian="normal" style:font-style-complex="normal"/>
    </style:style>
    <style:style style:name="P142" style:family="paragraph" style:parent-style-name="Table">
      <style:text-properties fo:font-style="normal" officeooo:rsid="00977688" officeooo:paragraph-rsid="00977688" style:font-style-asian="normal" style:font-style-complex="normal"/>
    </style:style>
    <style:style style:name="P143" style:family="paragraph" style:parent-style-name="Table">
      <style:text-properties fo:font-style="normal" officeooo:rsid="0098309b" officeooo:paragraph-rsid="0098309b" style:font-style-asian="normal" style:font-style-complex="normal"/>
    </style:style>
    <style:style style:name="P144" style:family="paragraph" style:parent-style-name="Req_20_No">
      <style:text-properties officeooo:rsid="00810f75" officeooo:paragraph-rsid="00810f75"/>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c7d10"/>
    </style:style>
    <style:style style:name="T2" style:family="text">
      <style:text-properties officeooo:rsid="000fab3f"/>
    </style:style>
    <style:style style:name="T3" style:family="text">
      <style:text-properties fo:font-size="10pt" style:font-size-asian="10pt" style:font-size-complex="10pt"/>
    </style:style>
    <style:style style:name="T4" style:family="text">
      <style:text-properties fo:font-size="10pt" officeooo:rsid="00391a03" style:font-size-asian="10pt" style:font-size-complex="10pt"/>
    </style:style>
    <style:style style:name="T5" style:family="text">
      <style:text-properties officeooo:rsid="006c7d10"/>
    </style:style>
    <style:style style:name="T6" style:family="text">
      <style:text-properties officeooo:rsid="0088f6d8"/>
    </style:style>
    <style:style style:name="T7" style:family="text">
      <style:text-properties officeooo:rsid="000fab3f"/>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88f6d8"/>
    </style:style>
    <style:style style:name="T11" style:family="text">
      <style:text-properties officeooo:rsid="00321ebd"/>
    </style:style>
    <style:style style:name="T12" style:family="text">
      <style:text-properties officeooo:rsid="000d39c5"/>
    </style:style>
    <style:style style:name="T13" style:family="text">
      <style:text-properties officeooo:rsid="004627ea"/>
    </style:style>
    <style:style style:name="T14" style:family="text">
      <style:text-properties officeooo:rsid="00391a03"/>
    </style:style>
    <style:style style:name="T15" style:family="text">
      <style:text-properties officeooo:rsid="00340d3a"/>
    </style:style>
    <style:style style:name="T16" style:family="text">
      <style:text-properties officeooo:rsid="0031e064"/>
    </style:style>
    <style:style style:name="T17" style:family="text">
      <style:text-properties fo:font-weight="normal" style:font-weight-asian="normal" style:font-weight-complex="normal"/>
    </style:style>
    <style:style style:name="T18" style:family="text">
      <style:text-properties officeooo:rsid="00481631"/>
    </style:style>
    <style:style style:name="T19" style:family="text">
      <style:text-properties officeooo:rsid="00463491"/>
    </style:style>
    <style:style style:name="T20" style:family="text">
      <style:text-properties officeooo:rsid="00282333"/>
    </style:style>
    <style:style style:name="T21" style:family="text">
      <style:text-properties officeooo:rsid="00184ccb"/>
    </style:style>
    <style:style style:name="T22" style:family="text">
      <style:text-properties officeooo:rsid="000de675"/>
    </style:style>
    <style:style style:name="T23" style:family="text">
      <style:text-properties officeooo:rsid="00112e16"/>
    </style:style>
    <style:style style:name="T24" style:family="text">
      <style:text-properties officeooo:rsid="0012f4bd"/>
    </style:style>
    <style:style style:name="T25" style:family="text">
      <style:text-properties officeooo:rsid="00493075"/>
    </style:style>
    <style:style style:name="T26" style:family="text">
      <style:text-properties officeooo:rsid="0073f64b"/>
    </style:style>
    <style:style style:name="T27" style:family="text">
      <style:text-properties officeooo:rsid="0082520b"/>
    </style:style>
    <style:style style:name="T28" style:family="text">
      <style:text-properties officeooo:rsid="0083fdb7"/>
    </style:style>
    <style:style style:name="T29" style:family="text">
      <style:text-properties officeooo:rsid="00874cfe"/>
    </style:style>
    <style:style style:name="T30" style:family="text">
      <style:text-properties officeooo:rsid="008d1672"/>
    </style:style>
    <style:style style:name="T31" style:family="text">
      <style:text-properties officeooo:rsid="00922e6d"/>
    </style:style>
    <style:style style:name="T32" style:family="text">
      <style:text-properties fo:font-size="12pt" style:font-size-asian="12pt" style:font-name-complex="FreeSans1" style:font-size-complex="12pt"/>
    </style:style>
    <style:style style:name="T33" style:family="text">
      <style:text-properties officeooo:rsid="009fa953"/>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765725583328" text:id="ct94765725583328">
          <text:insertion>
            <office:change-info>
              <dc:creator>Terry Coles</dc:creator>
              <dc:date>2017-04-19T15:55:00</dc:date>
            </office:change-info>
          </text:insertion>
        </text:changed-region>
        <text:changed-region xml:id="ct94765724980848" text:id="ct94765724980848">
          <text:deletion>
            <office:change-info>
              <dc:creator>Terry Coles</dc:creator>
              <dc:date>2017-04-19T15:55:00</dc:date>
            </office:change-info>
            <text:p text:style-name="P1"><text:span text:style-name="T1">3</text:span></text:p>
          </text:deletion>
        </text:changed-region>
        <text:changed-region xml:id="ct94765705068768" text:id="ct94765705068768">
          <text:insertion>
            <office:change-info>
              <dc:creator>Terry Coles</dc:creator>
              <dc:date>2017-04-19T15:50:00</dc:date>
            </office:change-info>
          </text:insertion>
        </text:changed-region>
        <text:changed-region xml:id="ct94765700651840" text:id="ct94765700651840">
          <text:deletion>
            <office:change-info>
              <dc:creator>Terry Coles</dc:creator>
              <dc:date>2017-04-19T15:50:00</dc:date>
            </office:change-info>
            <text:p text:style-name="P2">2</text:p>
          </text:deletion>
        </text:changed-region>
        <text:changed-region xml:id="ct94765683881376" text:id="ct94765683881376">
          <text:insertion>
            <office:change-info>
              <dc:creator>Unknown Author</dc:creator>
              <dc:date>2017-04-19T13:40:00</dc:date>
            </office:change-info>
          </text:insertion>
        </text:changed-region>
        <text:changed-region xml:id="ct94765684007216" text:id="ct94765684007216">
          <text:insertion>
            <office:change-info>
              <dc:creator>Unknown Author</dc:creator>
              <dc:date>2017-04-19T13:40:00</dc:date>
            </office:change-info>
          </text:insertion>
        </text:changed-region>
        <text:changed-region xml:id="ct94765705234240" text:id="ct94765705234240">
          <text:deletion>
            <office:change-info>
              <dc:creator>Terry Coles</dc:creator>
              <dc:date>2017-04-19T15:50:00</dc:date>
            </office:change-info>
            <text:p text:style-name="P3">will</text:p>
          </text:deletion>
          <text:insertion>
            <office:change-info office:chg-author="Unknown Author" office:chg-date-time="2017-04-19T13:40:00"/>
          </text:insertion>
        </text:changed-region>
        <text:changed-region xml:id="ct94765704841984" text:id="ct94765704841984">
          <text:insertion>
            <office:change-info>
              <dc:creator>Terry Coles</dc:creator>
              <dc:date>2017-04-19T15:50:00</dc:date>
            </office:change-info>
          </text:insertion>
        </text:changed-region>
        <text:changed-region xml:id="ct94765702184928" text:id="ct94765702184928">
          <text:insertion>
            <office:change-info>
              <dc:creator>Unknown Author</dc:creator>
              <dc:date>2017-04-19T13:40:00</dc:date>
            </office:change-info>
          </text:insertion>
        </text:changed-region>
        <text:changed-region xml:id="ct94765684055584" text:id="ct94765684055584">
          <text:insertion>
            <office:change-info>
              <dc:creator>Unknown Author</dc:creator>
              <dc:date>2017-04-19T13:41:00</dc:date>
            </office:change-info>
          </text:insertion>
        </text:changed-region>
        <text:changed-region xml:id="ct94765709641248" text:id="ct94765709641248">
          <text:deletion>
            <office:change-info>
              <dc:creator>Terry Coles</dc:creator>
              <dc:date>2017-04-19T15:51:00</dc:date>
            </office:change-info>
            <text:p text:style-name="P3">will</text:p>
          </text:deletion>
          <text:insertion>
            <office:change-info office:chg-author="Unknown Author" office:chg-date-time="2017-04-19T13:41:00"/>
          </text:insertion>
        </text:changed-region>
        <text:changed-region xml:id="ct94765704190528" text:id="ct94765704190528">
          <text:insertion>
            <office:change-info>
              <dc:creator>Terry Coles</dc:creator>
              <dc:date>2017-04-19T15:51:00</dc:date>
            </office:change-info>
          </text:insertion>
        </text:changed-region>
        <text:changed-region xml:id="ct94765659738896" text:id="ct94765659738896">
          <text:insertion>
            <office:change-info>
              <dc:creator>Unknown Author</dc:creator>
              <dc:date>2017-04-19T13:41:00</dc:date>
            </office:change-info>
          </text:insertion>
        </text:changed-region>
        <text:changed-region xml:id="ct94765711327904" text:id="ct94765711327904">
          <text:insertion>
            <office:change-info>
              <dc:creator>Unknown Author</dc:creator>
              <dc:date>2017-04-19T13:41:00</dc:date>
            </office:change-info>
          </text:insertion>
        </text:changed-region>
        <text:changed-region xml:id="ct94765712434192" text:id="ct94765712434192">
          <text:insertion>
            <office:change-info>
              <dc:creator>Terry Coles</dc:creator>
              <dc:date>2017-04-19T15:52:00</dc:date>
            </office:change-info>
          </text:insertion>
        </text:changed-region>
        <text:changed-region xml:id="ct94765684078944" text:id="ct94765684078944">
          <text:insertion>
            <office:change-info>
              <dc:creator>Unknown Author</dc:creator>
              <dc:date>2017-04-19T13:42:00</dc:date>
            </office:change-info>
          </text:insertion>
        </text:changed-region>
        <text:changed-region xml:id="ct94765684080448" text:id="ct94765684080448">
          <text:deletion>
            <office:change-info>
              <dc:creator>Unknown Author</dc:creator>
              <dc:date>2017-04-19T13:42:00</dc:date>
            </office:change-info>
            <text:p text:style-name="P4"><text:span text:style-name="T2">.</text:span></text:p>
          </text:deletion>
        </text:changed-region>
        <text:changed-region xml:id="ct94765684092464" text:id="ct94765684092464">
          <text:insertion>
            <office:change-info>
              <dc:creator>Unknown Author</dc:creator>
              <dc:date>2017-04-19T13:42:00</dc:date>
            </office:change-info>
          </text:insertion>
        </text:changed-region>
        <text:changed-region xml:id="ct94765684070176" text:id="ct94765684070176">
          <text:insertion>
            <office:change-info>
              <dc:creator>Unknown Author</dc:creator>
              <dc:date>2017-04-19T13:42:00</dc:date>
            </office:change-info>
          </text:insertion>
        </text:changed-region>
        <text:changed-region xml:id="ct94765684095648" text:id="ct94765684095648">
          <text:insertion>
            <office:change-info>
              <dc:creator>Unknown Author</dc:creator>
              <dc:date>2017-04-19T13:43:00</dc:date>
            </office:change-info>
          </text:insertion>
        </text:changed-region>
        <text:changed-region xml:id="ct94765684022176" text:id="ct94765684022176">
          <text:insertion>
            <office:change-info>
              <dc:creator>Unknown Author</dc:creator>
              <dc:date>2017-04-19T13:43:00</dc:date>
            </office:change-info>
          </text:insertion>
        </text:changed-region>
        <text:changed-region xml:id="ct94765683367872" text:id="ct94765683367872">
          <text:insertion>
            <office:change-info>
              <dc:creator>Unknown Author</dc:creator>
              <dc:date>2017-04-19T13:43:00</dc:date>
            </office:change-info>
          </text:insertion>
        </text:changed-region>
        <text:changed-region xml:id="ct94765709739792" text:id="ct94765709739792">
          <text:insertion>
            <office:change-info>
              <dc:creator>Terry Coles</dc:creator>
              <dc:date>2017-04-19T15:53:00</dc:date>
            </office:change-info>
          </text:insertion>
        </text:changed-region>
        <text:changed-region xml:id="ct94765684121424" text:id="ct94765684121424">
          <text:insertion>
            <office:change-info>
              <dc:creator>Unknown Author</dc:creator>
              <dc:date>2017-04-19T13:44:00</dc:date>
            </office:change-info>
          </text:insertion>
        </text:changed-region>
        <text:changed-region xml:id="ct94765719297024" text:id="ct94765719297024">
          <text:deletion>
            <office:change-info>
              <dc:creator>Terry Coles</dc:creator>
              <dc:date>2017-04-19T15:54:00</dc:date>
            </office:change-info>
            <text:p text:style-name="P5">will</text:p>
          </text:deletion>
          <text:insertion>
            <office:change-info office:chg-author="Unknown Author" office:chg-date-time="2017-04-19T13:44:00"/>
          </text:insertion>
        </text:changed-region>
        <text:changed-region xml:id="ct94765719219696" text:id="ct94765719219696">
          <text:insertion>
            <office:change-info>
              <dc:creator>Terry Coles</dc:creator>
              <dc:date>2017-04-19T15:54:00</dc:date>
            </office:change-info>
          </text:insertion>
        </text:changed-region>
        <text:changed-region xml:id="ct94765719259984" text:id="ct94765719259984">
          <text:insertion>
            <office:change-info>
              <dc:creator>Unknown Author</dc:creator>
              <dc:date>2017-04-19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MBORNE MODEL TOWN</text:p>
      <text:p text:style-name="P11">DEVELOPMENT</text:p>
      <text:p text:style-name="P10"><text:span text:style-name="T16">RIVER SYSTEM </text:span>REQUIREMENTS</text:p>
      <text:p text:style-name="P1">Issue <text:span text:style-name="T1">0.</text:span><text:change-start text:change-id="ct94765725583328"/><text:span text:style-name="T1">4</text:span><text:change-end text:change-id="ct94765725583328"/><text:change text:change-id="ct94765724980848"/></text:p>
      <text:p text:style-name="P8"><text:span text:style-name="T6">19</text:span><text:span text:style-name="T10">th</text:span><text:span text:style-name="T6"> April</text:span> 2016</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88"/>
      <text:p text:style-name="P88"/>
      <text:p text:style-name="P88">This work is licensed under the Creative Commons Attribution-NonCommercial-ShareAlike 4.0 International License. To view a copy of this license, visit http://creativecommons.org/licenses/by-nc-sa/4.0/.</text:p>
      <text:p text:style-name="P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Toc121_2006520353" text:style-name="Index_20_Link" text:visited-style-name="Index_20_Link"><text:s/>1 INTRODUCTION<text:tab/>3</text:a></text:p>
          <text:p text:style-name="P138"><text:a xlink:type="simple" xlink:href="#__RefHeading___Toc2543_437433743" text:style-name="Index_20_Link" text:visited-style-name="Index_20_Link"><text:s/>1.1 BACKGROUND TO THE REQUIREMENTS<text:tab/>3</text:a></text:p>
          <text:p text:style-name="P139"><text:a xlink:type="simple" xlink:href="#__RefHeading___Toc2545_437433743" text:style-name="Index_20_Link" text:visited-style-name="Index_20_Link"><text:s/>1.1.1 How Things Were<text:tab/>3</text:a></text:p>
          <text:p text:style-name="P138"><text:a xlink:type="simple" xlink:href="#__RefHeading___Toc8687_2015128553" text:style-name="Index_20_Link" text:visited-style-name="Index_20_Link"><text:s/>1.2 Related Documents<text:tab/>4</text:a></text:p>
          <text:p text:style-name="P137"><text:a xlink:type="simple" xlink:href="#__RefHeading___Toc2547_437433743" text:style-name="Index_20_Link" text:visited-style-name="Index_20_Link"><text:s/>2 TOP-LEVEL REQUIREMENTS<text:tab/>5</text:a></text:p>
          <text:p text:style-name="P138"><text:a xlink:type="simple" xlink:href="#__RefHeading___Toc2549_437433743" text:style-name="Index_20_Link" text:visited-style-name="Index_20_Link"><text:s/>2.1 Primary<text:tab/>5</text:a></text:p>
          <text:p text:style-name="P138"><text:a xlink:type="simple" xlink:href="#__RefHeading___Toc2551_437433743" text:style-name="Index_20_Link" text:visited-style-name="Index_20_Link"><text:s/>2.2 Secondary<text:tab/>6</text:a></text:p>
          <text:p text:style-name="P137"><text:a xlink:type="simple" xlink:href="#__RefHeading___Toc123_2006520353" text:style-name="Index_20_Link" text:visited-style-name="Index_20_Link"><text:s/>3 DERIVED REQUIREMENTS<text:tab/>6</text:a></text:p>
          <text:p text:style-name="P138"><text:a xlink:type="simple" xlink:href="#__RefHeading___Toc2553_437433743" text:style-name="Index_20_Link" text:visited-style-name="Index_20_Link"><text:s/>3.1 Functional<text:tab/>6</text:a></text:p>
          <text:p text:style-name="P138"><text:a xlink:type="simple" xlink:href="#__RefHeading___Toc127_2006520353" text:style-name="Index_20_Link" text:visited-style-name="Index_20_Link"><text:s/>3.2 Operational<text:tab/>7</text:a></text:p>
          <text:p text:style-name="P138"><text:a xlink:type="simple" xlink:href="#__RefHeading___Toc2320_1640600253" text:style-name="Index_20_Link" text:visited-style-name="Index_20_Link"><text:s/>3.3 Environmental<text:tab/>8</text:a></text:p>
          <text:p text:style-name="P138"><text:a xlink:type="simple" xlink:href="#__RefHeading___Toc129_2006520353" text:style-name="Index_20_Link" text:visited-style-name="Index_20_Link"><text:s/>3.4 Reliability<text:tab/>8</text:a></text:p>
          <text:p text:style-name="P138"><text:a xlink:type="simple" xlink:href="#__RefHeading___Toc131_2006520353" text:style-name="Index_20_Link" text:visited-style-name="Index_20_Link"><text:s/>3.5 Maintainability<text:tab/>9</text:a></text:p>
          <text:p text:style-name="P138"><text:a xlink:type="simple" xlink:href="#__RefHeading___Toc133_2006520353" text:style-name="Index_20_Link" text:visited-style-name="Index_20_Link"><text:s/>3.6 Safety<text:tab/>9</text:a></text:p>
          <text:p text:style-name="P138"><text:a xlink:type="simple" xlink:href="#__RefHeading___Toc135_2006520353" text:style-name="Index_20_Link" text:visited-style-name="Index_20_Link"><text:s/>3.7 Documentation<text:tab/>10</text:a></text:p>
          <text:p text:style-name="P138"><text:a xlink:type="simple" xlink:href="#__RefHeading___Toc459_2006520353" text:style-name="Index_20_Link" text:visited-style-name="Index_20_Link"><text:s/>3.8 Miscellaneous<text:tab/>10</text:a></text:p>
          <text:p text:style-name="P137"><text:a xlink:type="simple" xlink:href="#__RefHeading___Toc567_2006520353" text:style-name="Index_20_Link" text:visited-style-name="Index_20_Link"><text:s/>4 ASSUMPTIONS<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0">Table 1: Related Documents<text:tab/>4</text:p>
          <text:p text:style-name="P140">Table 2: Operational Requirements<text:tab/>7</text:p>
          <text:p text:style-name="P140">Table 3: Environmental Requirements<text:tab/>8</text:p>
          <text:p text:style-name="P140">Table 4: Reliability Requirements<text:tab/>8</text:p>
          <text:p text:style-name="P140">Table 5: Maintainability Requirements<text:tab/>9</text:p>
          <text:p text:style-name="P140">Table 6: Safety Requirements<text:tab/>9</text:p>
          <text:p text:style-name="P140">Table 7: Documentation Requirements<text:tab/>10</text:p>
          <text:p text:style-name="P140">Table 8: Miscellaneous Requirements<text:tab/>10</text:p>
        </text:index-body>
      </text:table-index>
      <text:p text:style-name="Standard"/>
      <text:h text:style-name="P133" text:outline-level="1"><text:bookmark-start text:name="__RefHeading___Toc121_2006520353"/>INTRODUCTION<text:bookmark-end text:name="__RefHeading___Toc121_2006520353"/></text:h>
      <text:p text:style-name="P82">This document details the requirements for a <text:span text:style-name="T11">number of enhancements to the</text:span> Wimborne Model Town <text:span text:style-name="T26">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26">ha</text:span>s embark<text:span text:style-name="T26">ed</text:span> on an ambitious multi-phase programme to reduce the <text:span text:style-name="T26">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26">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4811114523839511021" text:style-name="WWNum2">
        <text:list-item>
          <text:p text:style-name="P113">Water flow was low.</text:p>
        </text:list-item>
        <text:list-item>
          <text:p text:style-name="P113">There was no water filtration</text:p>
        </text:list-item>
        <text:list-item>
          <text:p text:style-name="P113">There was excessive algae growth</text:p>
        </text:list-item>
        <text:list-item>
          <text:p text:style-name="P113">Water quality was poor</text:p>
        </text:list-item>
        <text:list-item>
          <text:p text:style-name="P113">Water was lost due to numerous leaks</text:p>
        </text:list-item>
        <text:list-item>
          <text:p text:style-name="P113">Maintaining correct water levels needed excessive manual intervention</text:p>
        </text:list-item>
        <text:list-item>
          <text:p text:style-name="P113">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20" text:outline-level="2"><text:bookmark-start text:name="__RefHeading___Toc8687_2015128553"/><text:soft-page-break/>Related Documents<text:bookmark-end text:name="__RefHeading___Toc8687_2015128553"/></text:h>
      <text:p text:style-name="P89">The following documents have been used as the source materials for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63">No</text:p>
          </table:table-cell>
          <table:table-cell table:style-name="Table9.A1" office:value-type="string">
            <text:p text:style-name="P69">Requirement</text:p>
          </table:table-cell>
          <table:table-cell table:style-name="Table9.C1" office:value-type="string">
            <text:p text:style-name="P70">Iss<text:span text:style-name="T8">ue</text:span> / <text:span text:style-name="T8">Date</text:span></text:p>
          </table:table-cell>
        </table:table-row>
        <table:table-row>
          <table:table-cell table:style-name="Table9.A2" office:value-type="string">
            <text:p text:style-name="P74">1</text:p>
          </table:table-cell>
          <table:table-cell table:style-name="Table9.A2" office:value-type="string">
            <text:p text:style-name="Table_20_Text">Water Sustainability at WMT - <text:span text:style-name="T17">(reducing dependance on Mains Water)</text:span></text:p>
          </table:table-cell>
          <table:table-cell table:style-name="Table9.C2" office:value-type="string">
            <text:p text:style-name="P76">6<text:span text:style-name="T9">th</text:span> April 2017</text:p>
          </table:table-cell>
        </table:table-row>
        <table:table-row>
          <table:table-cell table:style-name="Table9.A2" office:value-type="string">
            <text:p text:style-name="P74">2</text:p>
          </table:table-cell>
          <table:table-cell table:style-name="Table9.A2" office:value-type="string">
            <text:p text:style-name="P75">WMT River System (System Diagram)</text:p>
          </table:table-cell>
          <table:table-cell table:style-name="Table9.C2" office:value-type="string">
            <text:p text:style-name="P76">1.0</text:p>
          </table:table-cell>
        </table:table-row>
        <table:table-row>
          <table:table-cell table:style-name="Table9.A2" office:value-type="string">
            <text:p text:style-name="P76">3</text:p>
          </table:table-cell>
          <table:table-cell table:style-name="Table9.A2" office:value-type="string">
            <text:p text:style-name="P75">WMT River System (Visitor Information)</text:p>
          </table:table-cell>
          <table:table-cell table:style-name="Table9.C2" office:value-type="string">
            <text:p text:style-name="P76">1.0</text:p>
          </table:table-cell>
        </table:table-row>
        <table:table-row>
          <table:table-cell table:style-name="Table9.A2" office:value-type="string">
            <text:p text:style-name="P76">4</text:p>
          </table:table-cell>
          <table:table-cell table:style-name="Table9.A2" office:value-type="string">
            <text:p text:style-name="P75">River Layout</text:p>
          </table:table-cell>
          <table:table-cell table:style-name="Table9.C2" office:value-type="string">
            <text:p text:style-name="P71">1.1</text:p>
          </table:table-cell>
        </table:table-row>
        <table:table-row>
          <table:table-cell table:style-name="Table9.A2" office:value-type="string">
            <text:p text:style-name="P72">5</text:p>
          </table:table-cell>
          <table:table-cell table:style-name="Table9.A2" office:value-type="string">
            <text:p text:style-name="P73">River Capacity</text:p>
          </table:table-cell>
          <table:table-cell table:style-name="Table9.C2" office:value-type="string">
            <text:p text:style-name="P72">1.0</text:p>
          </table:table-cell>
        </table:table-row>
        <table:table-row>
          <table:table-cell table:style-name="Table9.A2" office:value-type="string">
            <text:p text:style-name="P77">6</text:p>
          </table:table-cell>
          <table:table-cell table:style-name="Table9.A2" office:value-type="string">
            <text:p text:style-name="P78">Wimborne Model Town Development – River System: Phase Requirements</text:p>
          </table:table-cell>
          <table:table-cell table:style-name="Table9.C2" office:value-type="string">
            <text:p text:style-name="P77">0.2</text:p>
          </table:table-cell>
        </table:table-row>
      </table:table>
      <text:p text:style-name="P89"/>
      <text:h text:style-name="P132" text:outline-level="1"/>
      <text:h text:style-name="P134" text:outline-level="1"><text:bookmark-start text:name="__RefHeading___Toc2547_437433743"/>TOP-LEVEL REQUIREMENTS<text:bookmark-end text:name="__RefHeading___Toc2547_437433743"/></text:h>
      <text:p text:style-name="P80">The following Top-level requirements have been identified.</text:p>
      <text:h text:style-name="Heading_20_2" text:outline-level="2"><text:bookmark-start text:name="__RefHeading___Toc2549_437433743"/>Primary<text:bookmark-end text:name="__RefHeading___Toc2549_437433743"/></text:h>
      <text:list xml:id="list1441790365609666926" text:style-name="L1">
        <text:list-item>
          <text:p text:style-name="P115">Maintain a water flow in the river system at all times; sufficient to ensure water clarity and inhibit algae growth. </text:p>
        </text:list-item>
      </text:list>
      <text:p text:style-name="P93">Note 1:<text:tab/>The link between slow moving / stagnant water and algae growth has been made in literature but it is conjecture that it is the cause of WMT’s river system’s problem.</text:p>
      <text:list xml:id="list155540993012493" text:continue-numbering="true" text:style-name="L1">
        <text:list-item>
          <text:p text:style-name="P114">Reduce the dependence of the river system on mains water.</text:p>
        </text:list-item>
        <text:list-item>
          <text:p text:style-name="P114">Enhance WMT as a visitor attraction.</text:p>
        </text:list-item>
        <text:list-item>
          <text:p text:style-name="P116">Enhance the educational value of the WMT.</text:p>
        </text:list-item>
      </text:list>
      <text:h text:style-name="P121" text:outline-level="2"/>
      <text:h text:style-name="P126" text:outline-level="2"><text:bookmark-start text:name="__RefHeading___Toc2551_437433743"/>Secondary<text:bookmark-end text:name="__RefHeading___Toc2551_437433743"/></text:h>
      <text:list xml:id="list704127158709222118" text:style-name="L2">
        <text:list-item>
          <text:p text:style-name="P118">Provide a source of harvested rain water that can be used to irrigate the gardens.</text:p>
        </text:list-item>
      </text:list>
      <text:p text:style-name="Note"><text:span text:style-name="T26">Note 2:<text:tab/></text:span>In the past irrigation was by spraying with hosepipes, it is now planned to also introduce soaker hoses into some of the planting areas.</text:p>
      <text:list xml:id="list155541813189290" text:continue-numbering="true" text:style-name="L2">
        <text:list-item>
          <text:p text:style-name="P117">Expand rain water harvesting, storage and irrigation feeds to suit needs of river / gardens.</text:p>
        </text:list-item>
        <text:list-item>
          <text:p text:style-name="P117">Stored water “balancing” between storage sites.</text:p>
        </text:list-item>
      </text:list>
      <text:h text:style-name="Heading_20_1" text:outline-level="1"><text:bookmark-start text:name="__RefHeading___Toc123_2006520353"/><text:span text:style-name="T26">DERIVED</text:span> REQUIREMENTS<text:bookmark-end text:name="__RefHeading___Toc123_2006520353"/></text:h>
      <text:p text:style-name="P79">The following requirements have been derived from the Top-Level requirements. <text:s/>These are split into the proposed phased approach to the wor<text:span text:style-name="T8">k. <text:s/>The following Notes apply:</text:span></text:p>
      <text:p text:style-name="P92">Notes:<text:tab/></text:p>
      <text:p text:style-name="P91">1.<text:tab/>Requirement<text:span text:style-name="T31">s</text:span> <text:s/>have been derived from various source documents detailed in Section 1.2 above.</text:p>
      <text:p text:style-name="P91">1a.<text:tab/>Reference Numbers in bold are taken from the Top-Level Requirements in Section 2 above <text:span text:style-name="T31">and </text:span>have been included in the column headed ‘Source’.</text:p>
      <text:p text:style-name="P92">1b.<text:tab/>Other Reference Numbers are taken from Related Document 1 in Section 1.2.</text:p>
      <text:p text:style-name="P92">2.<text:tab/>Some of the Requirements have already been fulfilled under previous agreements and these are marked ‘Completed’ in the Tables below. <text:s/>They are included so that this document may provide a full picture of the Project.</text:p>
      <text:h text:style-name="P122" text:outline-level="2"><text:bookmark-start text:name="__RefHeading___Toc2553_437433743"/>Functional<text:bookmark-end text:name="__RefHeading___Toc2553_437433743"/></text:h>
      <text:p text:style-name="P81"><text:span text:style-name="T30">T</text:span>he functionality required of each element of the system during each Phase <text:span text:style-name="T30">is detailed in Related Document 6 (see Section 1.2. <text:s/>This document provides the requirement, </text:span><text:s/>it's priority, its type and its status. <text:s/>Top-level Requirements are highlighted, so that the origin of the Derived Requirements may be identified.</text:p>
      <text:p text:style-name="P90">The Phases have been identified as:</text:p>
      <text:p text:style-name="P110">Phase 1 – Cleaning, Clearing and Flow Improvement</text:p>
      <text:p text:style-name="P110">Phase 2 – Improve Water Clarity and the WMT as a Visitor Attraction</text:p>
      <text:p text:style-name="P110">Phase 3 – Reduce the Dependence of the River System on Mains Water</text:p>
      <text:p text:style-name="P110">Phase 4 – Automate the System</text:p>
      <text:p text:style-name="P110">Phase 5 – Expand Rainwater Storage and Irrigation</text:p>
      <text:p text:style-name="P110">Phase 6 – Stored Water Balancing Between Storage Sites</text:p>
      <text:h text:style-name="P131" text:outline-level="2"><text:bookmark-start text:name="__RefHeading___Toc127_2006520353"/>Operational<text:bookmark-end text:name="__RefHeading___Toc127_2006520353"/></text:h>
      <text:p text:style-name="P83"><text:span text:style-name="T12">The Table below details the operational capabilities required of the system, it's priority and type</text:span>.</text:p>
      <text:p text:style-name="Table_20_Heading">Table <text:sequence text:ref-name="refTable1" text:name="Table" text:formula="ooow:Table+1" style:num-format="1">2</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2">No</text:p>
          </table:table-cell>
          <table:table-cell table:style-name="Table5.A1" office:value-type="string">
            <text:p text:style-name="P68">Requirement</text:p>
          </table:table-cell>
          <table:table-cell table:style-name="Table5.A1" office:value-type="string">
            <text:p text:style-name="P62">Priority</text:p>
          </table:table-cell>
          <table:table-cell table:style-name="Table5.D1" office:value-type="string">
            <text:p text:style-name="P68">Type</text:p>
          </table:table-cell>
        </table:table-row>
        <table:table-row>
          <table:table-cell table:style-name="Table5.A2" office:value-type="string">
            <text:p text:style-name="P98"><text:span text:style-name="T2">2</text:span>.1</text:p>
          </table:table-cell>
          <table:table-cell table:style-name="Table5.A2" office:value-type="string">
            <text:p text:style-name="P13">The system shall <text:span text:style-name="T2">be designed so that the Town staff can start the pumping and filtration system by turning on the <text:s/>power</text:span>.</text:p>
          </table:table-cell>
          <table:table-cell table:style-name="Table5.A2" office:value-type="string">
            <text:p text:style-name="P19">1</text:p>
          </table:table-cell>
          <table:table-cell table:style-name="Table5.D2" office:value-type="string">
            <text:p text:style-name="P21">Essential</text:p>
          </table:table-cell>
        </table:table-row>
        <table:table-row>
          <table:table-cell table:style-name="Table5.A2" office:value-type="string">
            <text:p text:style-name="P98"><text:span text:style-name="T2">2</text:span>.<text:span text:style-name="T2">2</text:span></text:p>
          </table:table-cell>
          <table:table-cell table:style-name="Table5.A2" office:value-type="string">
            <text:p text:style-name="P14">The system shall <text:span text:style-name="T2">be designed so that the Town staff can stop the pumping and filtration system by turning off the power</text:span>.</text:p>
          </table:table-cell>
          <table:table-cell table:style-name="Table5.A2" office:value-type="string">
            <text:p text:style-name="P36">1</text:p>
          </table:table-cell>
          <table:table-cell table:style-name="Table5.D2" office:value-type="string">
            <text:p text:style-name="P39">Essential</text:p>
          </table:table-cell>
        </table:table-row>
        <table:table-row>
          <table:table-cell table:style-name="Table5.A2" office:value-type="string">
            <text:p text:style-name="P2">2.3</text:p>
          </table:table-cell>
          <table:table-cell table:style-name="Table5.A2" office:value-type="string">
            <text:p text:style-name="P22">Manual control of the <text:span text:style-name="T2">pumping and filtration system </text:span>shall be provided.</text:p>
          </table:table-cell>
          <table:table-cell table:style-name="Table5.A2" office:value-type="string">
            <text:p text:style-name="P23">1</text:p>
          </table:table-cell>
          <table:table-cell table:style-name="Table5.D2" office:value-type="string">
            <text:p text:style-name="P22">Essential</text:p>
          </table:table-cell>
        </table:table-row>
        <table:table-row>
          <table:table-cell table:style-name="Table5.A2" office:value-type="string">
            <text:p text:style-name="P2">2.4</text:p>
          </table:table-cell>
          <table:table-cell table:style-name="Table5.A2" office:value-type="string">
            <text:p text:style-name="P22">Automatic control of the various functions shall be transparent to the Town staff, except when manual override is necessary.</text:p>
          </table:table-cell>
          <table:table-cell table:style-name="Table5.A2" office:value-type="string">
            <text:p text:style-name="P23">1</text:p>
          </table:table-cell>
          <table:table-cell table:style-name="Table5.D2" office:value-type="string">
            <text:p text:style-name="P22">Essential</text:p>
          </table:table-cell>
        </table:table-row>
        <table:table-row>
          <table:table-cell table:style-name="Table5.A2" office:value-type="string">
            <text:p text:style-name="P2">2.4.1</text:p>
          </table:table-cell>
          <table:table-cell table:style-name="Table5.A2" office:value-type="string">
            <text:p text:style-name="P22">Manual control of the automated functions shall be available to the Town staff via a standard computer in the WMT Office</text:p>
          </table:table-cell>
          <table:table-cell table:style-name="Table5.A2" office:value-type="string">
            <text:p text:style-name="P23">2</text:p>
          </table:table-cell>
          <table:table-cell table:style-name="Table5.D2" office:value-type="string">
            <text:p text:style-name="P22">Desirable</text:p>
          </table:table-cell>
        </table:table-row>
        <table:table-row>
          <table:table-cell table:style-name="Table5.A2" office:value-type="string">
            <text:p text:style-name="P2">2.5</text:p>
          </table:table-cell>
          <table:table-cell table:style-name="Table5.A2" office:value-type="string">
            <text:p text:style-name="P22">The educational display detailed in Requirement No 3.1.4.4 shall be provided in a form that allows the Visitors to monitor the following functions:</text:p>
          </table:table-cell>
          <table:table-cell table:style-name="Table5.A2" office:value-type="string">
            <text:p text:style-name="P23">2</text:p>
          </table:table-cell>
          <table:table-cell table:style-name="Table5.D2" office:value-type="string">
            <text:p text:style-name="P22">Desirable</text:p>
          </table:table-cell>
        </table:table-row>
        <table:table-row>
          <table:table-cell table:style-name="Table5.A2" office:value-type="string">
            <text:p text:style-name="P2">2.5.1</text:p>
          </table:table-cell>
          <table:table-cell table:style-name="Table5.A2" office:value-type="string">
            <text:p text:style-name="P22">Water flow through supply pipe.</text:p>
          </table:table-cell>
          <table:table-cell table:style-name="Table5.A2" office:value-type="string">
            <text:p text:style-name="P23">2</text:p>
          </table:table-cell>
          <table:table-cell table:style-name="Table5.D2" office:value-type="string">
            <text:p text:style-name="P22">Desirable</text:p>
          </table:table-cell>
        </table:table-row>
        <table:table-row>
          <table:table-cell table:style-name="Table5.A2" office:value-type="string">
            <text:p text:style-name="P2">2.5.2</text:p>
          </table:table-cell>
          <table:table-cell table:style-name="Table5.A2" office:value-type="string">
            <text:p text:style-name="P22">Water flow in the river.</text:p>
          </table:table-cell>
          <table:table-cell table:style-name="Table5.A2" office:value-type="string">
            <text:p text:style-name="P23">2</text:p>
          </table:table-cell>
          <table:table-cell table:style-name="Table5.D2" office:value-type="string">
            <text:p text:style-name="P22">Desirable</text:p>
          </table:table-cell>
        </table:table-row>
        <table:table-row>
          <table:table-cell table:style-name="Table5.A2" office:value-type="string">
            <text:p text:style-name="P2">2.5.<text:change-start text:change-id="ct94765705068768"/><text:span text:style-name="T33">3</text:span><text:change-end text:change-id="ct94765705068768"/><text:change text:change-id="ct94765700651840"/></text:p>
          </table:table-cell>
          <table:table-cell table:style-name="Table5.A2" office:value-type="string">
            <text:p text:style-name="P22">Height of water in the sump.</text:p>
          </table:table-cell>
          <table:table-cell table:style-name="Table5.A2" office:value-type="string">
            <text:p text:style-name="P49">2</text:p>
          </table:table-cell>
          <table:table-cell table:style-name="Table5.D2" office:value-type="string">
            <text:p text:style-name="P51">Desirable</text:p>
          </table:table-cell>
        </table:table-row>
        <table:table-row>
          <table:table-cell table:style-name="Table5.A2" office:value-type="string">
            <text:p text:style-name="P102"/>
          </table:table-cell>
          <table:table-cell table:style-name="Table5.A2" office:value-type="string">
            <text:p text:style-name="P50"/>
          </table:table-cell>
          <table:table-cell table:style-name="Table5.A2" office:value-type="string">
            <text:p text:style-name="P49"/>
          </table:table-cell>
          <table:table-cell table:style-name="Table5.D2" office:value-type="string">
            <text:p text:style-name="P50"/>
          </table:table-cell>
        </table:table-row>
        <table:table-row>
          <table:table-cell table:style-name="Table5.A2" office:value-type="string">
            <text:p text:style-name="P95"/>
          </table:table-cell>
          <table:table-cell table:style-name="Table5.A2" office:value-type="string">
            <text:p text:style-name="P25"/>
          </table:table-cell>
          <table:table-cell table:style-name="Table5.A2" office:value-type="string">
            <text:p text:style-name="P24"/>
          </table:table-cell>
          <table:table-cell table:style-name="Table5.D2" office:value-type="string">
            <text:p text:style-name="P25"/>
          </table:table-cell>
        </table:table-row>
      </table:table>
      <text:p text:style-name="P107"/>
      <text:h text:style-name="P123" text:outline-level="2"/>
      <text:h text:style-name="P127" text:outline-level="2"><text:bookmark-start text:name="__RefHeading___Toc2320_1640600253"/>Environmental<text:bookmark-end text:name="__RefHeading___Toc2320_1640600253"/></text:h>
      <text:p text:style-name="P86"><text:span text:style-name="T12">The Table below details the environmental requirements of the system, their priority and type</text:span>.</text:p>
      <text:p text:style-name="P109">Table <text:sequence text:ref-name="refTable2" text:name="Table" text:formula="ooow:Table+1" style:num-format="1">3</text:sequence>: <text:span text:style-name="T18">Environmental</text:span> Requirements</text:p>
      <text:p text:style-name="P10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1">No</text:p>
          </table:table-cell>
          <table:table-cell table:style-name="Table3.A1" office:value-type="string">
            <text:p text:style-name="P67">Requirement</text:p>
          </table:table-cell>
          <table:table-cell table:style-name="Table3.A1" office:value-type="string">
            <text:p text:style-name="P61">Priority</text:p>
          </table:table-cell>
          <table:table-cell table:style-name="Table3.D1" office:value-type="string">
            <text:p text:style-name="P67">Type</text:p>
          </table:table-cell>
        </table:table-row>
        <table:table-row>
          <table:table-cell table:style-name="Table3.A2" office:value-type="string">
            <text:p text:style-name="P99">3.1</text:p>
          </table:table-cell>
          <table:table-cell table:style-name="Table3.A2" office:value-type="string">
            <text:p text:style-name="P42"><text:span text:style-name="T29">T</text:span>he system <text:span text:style-name="T29">must not</text:span> pollute the river water or any other part of the <text:span text:style-name="T29">environment.</text:span></text:p>
          </table:table-cell>
          <table:table-cell table:style-name="Table3.A2" office:value-type="string">
            <text:p text:style-name="P43">1</text:p>
          </table:table-cell>
          <table:table-cell table:style-name="Table3.D2" office:value-type="string">
            <text:p text:style-name="P44">Essential</text:p>
          </table:table-cell>
        </table:table-row>
        <table:table-row>
          <table:table-cell table:style-name="Table3.A2" office:value-type="string">
            <text:p text:style-name="P96"><text:span text:style-name="T18">3</text:span>.<text:span text:style-name="T27">2</text:span></text:p>
          </table:table-cell>
          <table:table-cell table:style-name="Table3.A2" office:value-type="string">
            <text:p text:style-name="P15"><text:span text:style-name="T13">All electronic components of the </text:span>system <text:span text:style-name="T13">that are installed as part of Phase 4</text:span> shall <text:span text:style-name="T2">be protected from the ingress of moisture</text:span>.</text:p>
          </table:table-cell>
          <table:table-cell table:style-name="Table3.A2" office:value-type="string">
            <text:p text:style-name="P18">1</text:p>
          </table:table-cell>
          <table:table-cell table:style-name="Table3.D2" office:value-type="string">
            <text:p text:style-name="P15">Essential</text:p>
          </table:table-cell>
        </table:table-row>
        <table:table-row>
          <table:table-cell table:style-name="Table3.A2" office:value-type="string">
            <text:p text:style-name="P96"><text:span text:style-name="T18">3</text:span>.<text:span text:style-name="T27">3</text:span></text:p>
          </table:table-cell>
          <table:table-cell table:style-name="Table3.A2" office:value-type="string">
            <text:p text:style-name="P15"><text:span text:style-name="T13">All electronic components</text:span> shall <text:span text:style-name="T2">be adequately cooled</text:span>.</text:p>
          </table:table-cell>
          <table:table-cell table:style-name="Table3.A2" office:value-type="string">
            <text:p text:style-name="P35">1</text:p>
          </table:table-cell>
          <table:table-cell table:style-name="Table3.D2" office:value-type="string">
            <text:p text:style-name="P38">Essential</text:p>
          </table:table-cell>
        </table:table-row>
      </table:table>
      <text:p text:style-name="Standard"/>
      <text:h text:style-name="P124" text:outline-level="2"><text:bookmark-start text:name="__RefHeading___Toc129_2006520353"/>Reliability<text:bookmark-end text:name="__RefHeading___Toc129_2006520353"/></text:h>
      <text:p text:style-name="P83"><text:span text:style-name="T12">The Table below details the reliability required of the system, it's priority and type</text:span>.</text:p>
      <text:p text:style-name="Table_20_Heading">Table <text:sequence text:ref-name="refTable3" text:name="Table" text:formula="ooow:Table+1" style:num-format="1">4</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8">No</text:p>
            </table:table-cell>
            <table:table-cell table:style-name="Table2.A1" office:value-type="string">
              <text:p text:style-name="P64">Requirement</text:p>
            </table:table-cell>
            <table:table-cell table:style-name="Table2.A1" office:value-type="string">
              <text:p text:style-name="P58">Priority</text:p>
            </table:table-cell>
            <table:table-cell table:style-name="Table2.D1" office:value-type="string">
              <text:p text:style-name="P64">Type</text:p>
            </table:table-cell>
          </table:table-row>
        </table:table-header-rows>
        <table:table-row>
          <table:table-cell table:style-name="Table2.A2" office:value-type="string">
            <text:p text:style-name="Req_20_No"><text:span text:style-name="T18">4</text:span>.1</text:p>
          </table:table-cell>
          <table:table-cell table:style-name="Table2.A2" office:value-type="string">
            <text:p text:style-name="P4">The system shall <text:span text:style-name="T2">be designed to be fail-safe in the event of a power supply failure</text:span>.</text:p>
          </table:table-cell>
          <table:table-cell table:style-name="Table2.A2" office:value-type="string">
            <text:p text:style-name="P16">1</text:p>
          </table:table-cell>
          <table:table-cell table:style-name="Table2.D2" office:value-type="string">
            <text:p text:style-name="P4">Essential</text:p>
          </table:table-cell>
        </table:table-row>
        <table:table-row>
          <table:table-cell table:style-name="Table2.A2" office:value-type="string">
            <text:p text:style-name="Req_20_No"><text:span text:style-name="T18">4</text:span>.2</text:p>
          </table:table-cell>
          <table:table-cell table:style-name="Table2.A2" office:value-type="string">
            <text:p text:style-name="P26">Components shall be <text:span text:style-name="T21">de</text:span>-rated where possible, especially circuits carrying powers <text:span text:style-name="T24">in excess of 1 W</text:span>.</text:p>
          </table:table-cell>
          <table:table-cell table:style-name="Table2.A2" office:value-type="string">
            <text:p text:style-name="P33">1</text:p>
          </table:table-cell>
          <table:table-cell table:style-name="Table2.D2" office:value-type="string">
            <text:p text:style-name="P32">Essential</text:p>
          </table:table-cell>
        </table:table-row>
        <table:table-row>
          <table:table-cell table:style-name="Table2.A2" office:value-type="string">
            <text:p text:style-name="P103"><text:change-start text:change-id="ct94765683881376"/>4.3<text:change-end text:change-id="ct94765683881376"/></text:p>
          </table:table-cell>
          <table:table-cell table:style-name="Table2.A2" office:value-type="string">
            <text:p text:style-name="P3">The system<text:change-start text:change-id="ct94765684007216"/> <text:change-end text:change-id="ct94765684007216"/><text:change text:change-id="ct94765705234240"/><text:change-start text:change-id="ct94765704841984"/><text:span text:style-name="T33">shall</text:span><text:change-end text:change-id="ct94765704841984"/><text:change-start text:change-id="ct94765702184928"/> <text:change-end text:change-id="ct94765702184928"/>use redundancy where possible to protect against hardware failures.</text:p>
          </table:table-cell>
          <table:table-cell table:style-name="Table2.A2" office:value-type="string">
            <text:p text:style-name="P53">2</text:p>
          </table:table-cell>
          <table:table-cell table:style-name="Table2.D2" office:value-type="string">
            <text:p text:style-name="P3">Desirable</text:p>
          </table:table-cell>
        </table:table-row>
      </table:table>
      <text:p text:style-name="Standard"/>
      <text:h text:style-name="P129" text:outline-level="2"/>
      <text:h text:style-name="P128" text:outline-level="2"><text:bookmark-start text:name="__RefHeading___Toc131_2006520353"/>Maintainability<text:bookmark-end text:name="__RefHeading___Toc131_2006520353"/></text:h>
      <text:p text:style-name="P83"><text:span text:style-name="T12">The Table below details the maintainability required of the system, it's priority and type</text:span>.</text:p>
      <text:p text:style-name="Table_20_Heading">Table <text:sequence text:ref-name="refTable4" text:name="Table" text:formula="ooow:Table+1" style:num-format="1">5</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8">No</text:p>
          </table:table-cell>
          <table:table-cell table:style-name="Table4.A1" office:value-type="string">
            <text:p text:style-name="P64">Requirement</text:p>
          </table:table-cell>
          <table:table-cell table:style-name="Table4.A1" office:value-type="string">
            <text:p text:style-name="P58">Priority</text:p>
          </table:table-cell>
          <table:table-cell table:style-name="Table4.D1" office:value-type="string">
            <text:p text:style-name="P64">Type</text:p>
          </table:table-cell>
        </table:table-row>
        <table:table-row>
          <table:table-cell table:style-name="Table4.A2" office:value-type="string">
            <text:p text:style-name="Req_20_No"><text:span text:style-name="T19">5</text:span>.1</text:p>
          </table:table-cell>
          <table:table-cell table:style-name="Table4.A2" office:value-type="string">
            <text:p text:style-name="P4">The system shall <text:span text:style-name="T2">be designed to be maintainable by suitably qualified Town staff, using only the documentation provided by the developers</text:span>.</text:p>
          </table:table-cell>
          <table:table-cell table:style-name="Table4.A2" office:value-type="string">
            <text:p text:style-name="P16">1</text:p>
          </table:table-cell>
          <table:table-cell table:style-name="Table4.D2" office:value-type="string">
            <text:p text:style-name="P4">Essential</text:p>
          </table:table-cell>
        </table:table-row>
        <table:table-row>
          <table:table-cell table:style-name="Table4.A2" office:value-type="string">
            <text:p text:style-name="Req_20_No"><text:span text:style-name="T19">5</text:span>.2</text:p>
          </table:table-cell>
          <table:table-cell table:style-name="Table4.A2" office:value-type="string">
            <text:p text:style-name="P26">Spares shall be provided for any components that are liable to end-of-life o<text:span text:style-name="T20">r</text:span> frequent failure.</text:p>
          </table:table-cell>
          <table:table-cell table:style-name="Table4.A2" office:value-type="string">
            <text:p text:style-name="P33">1</text:p>
          </table:table-cell>
          <table:table-cell table:style-name="Table4.D2" office:value-type="string">
            <text:p text:style-name="P32">Essential</text:p>
          </table:table-cell>
        </table:table-row>
        <table:table-row>
          <table:table-cell table:style-name="Table4.A2" office:value-type="string">
            <text:p text:style-name="Req_20_No"><text:span text:style-name="T19">5</text:span>.<text:span text:style-name="T23">3</text:span></text:p>
          </table:table-cell>
          <table:table-cell table:style-name="Table4.A2" office:value-type="string">
            <text:p text:style-name="P26">Backups of any software developed shall be made available for future maintainers.</text:p>
          </table:table-cell>
          <table:table-cell table:style-name="Table4.A2" office:value-type="string">
            <text:p text:style-name="P33">1</text:p>
          </table:table-cell>
          <table:table-cell table:style-name="Table4.D2" office:value-type="string">
            <text:p text:style-name="P32">Essential</text:p>
          </table:table-cell>
        </table:table-row>
        <table:table-row>
          <table:table-cell table:style-name="Table4.A2" office:value-type="string">
            <text:p text:style-name="P103">5.4</text:p>
          </table:table-cell>
          <table:table-cell table:style-name="Table4.A2" office:value-type="string">
            <text:p text:style-name="P3"><office:annotation office:name="__Annotation__1323_161378311"><dc:creator>Terry Coles</dc:creator><dc:date>2017-04-19T15:52:06.717209516</dc:date><loext:sender-initials>TJC</loext:sender-initials><text:p text:style-name="P145"><text:span text:style-name="T34">This is something that is relatively easy to do if the system is connected to the Internet and very necessary. <text:s/>If the system is not </text:span><text:span text:style-name="T35">connected to the Internet it is neither easy or necessary. </text:span></text:p></office:annotation>As far as possible, the system<text:change-start text:change-id="ct94765684055584"/> <text:change-end text:change-id="ct94765684055584"/><text:change text:change-id="ct94765709641248"/><text:change-start text:change-id="ct94765704190528"/><text:span text:style-name="T33">shall</text:span><text:change-end text:change-id="ct94765704190528"/><text:change-start text:change-id="ct94765659738896"/> <text:change-end text:change-id="ct94765659738896"/>keep its system software up to date automatically in the light of security issues<text:change-start text:change-id="ct94765711327904"/>.<text:change-end text:change-id="ct94765711327904"/></text:p>
          </table:table-cell>
          <table:table-cell table:style-name="Table4.A2" office:value-type="string">
            <text:p text:style-name="P53">1</text:p>
          </table:table-cell>
          <table:table-cell table:style-name="Table4.D2" office:value-type="string">
            <text:p text:style-name="P3">Essential<text:change-start text:change-id="ct94765712434192"/><office:annotation-end office:name="__Annotation__1323_161378311"/><text:change-end text:change-id="ct94765712434192"/></text:p>
          </table:table-cell>
        </table:table-row>
      </table:table>
      <text:p text:style-name="Standard"/>
      <text:h text:style-name="P125" text:outline-level="2"><text:bookmark-start text:name="__RefHeading___Toc133_2006520353"/>Safety<text:bookmark-end text:name="__RefHeading___Toc133_2006520353"/></text:h>
      <text:p text:style-name="P83"><text:span text:style-name="T12">The Table below details the safety requirements of the system, it's priority and type</text:span>.</text:p>
      <text:p text:style-name="Table_20_Heading">Table <text:sequence text:ref-name="refTable5" text:name="Table" text:formula="ooow:Table+1" style:num-format="1">6</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8">No</text:p>
          </table:table-cell>
          <table:table-cell table:style-name="Table6.A1" office:value-type="string">
            <text:p text:style-name="P64">Requirement</text:p>
          </table:table-cell>
          <table:table-cell table:style-name="Table6.A1" office:value-type="string">
            <text:p text:style-name="P58">Priority</text:p>
          </table:table-cell>
          <table:table-cell table:style-name="Table6.D1" office:value-type="string">
            <text:p text:style-name="P64">Type</text:p>
          </table:table-cell>
        </table:table-row>
        <table:table-row>
          <table:table-cell table:style-name="Table6.A2" office:value-type="string">
            <text:p text:style-name="Req_20_No"><text:span text:style-name="T19">6</text:span>.<text:span text:style-name="T22">1</text:span></text:p>
          </table:table-cell>
          <table:table-cell table:style-name="Table6.A2" office:value-type="string">
            <text:p text:style-name="P4">The system <text:span text:style-name="T28">must</text:span> <text:span text:style-name="T2">be designed such that</text:span><text:change-start text:change-id="ct94765684078944"/><text:span text:style-name="T2"> </text:span><text:change-end text:change-id="ct94765684078944"/><text:span text:style-name="T2">elements of the system that use mains or high voltage supplies are fully protected to avoid the danger of electrical shock.</text:span><text:change text:change-id="ct94765684080448"/></text:p>
          </table:table-cell>
          <table:table-cell table:style-name="Table6.A2" office:value-type="string">
            <text:p text:style-name="P16">1</text:p>
          </table:table-cell>
          <table:table-cell table:style-name="Table6.D2" office:value-type="string">
            <text:p text:style-name="P4">Essential</text:p>
          </table:table-cell>
        </table:table-row>
        <table:table-row>
          <table:table-cell table:style-name="Table6.A2" office:value-type="string">
            <text:p text:style-name="Req_20_No"><text:span text:style-name="T19">6</text:span>.2</text:p>
          </table:table-cell>
          <table:table-cell table:style-name="Table6.A2" office:value-type="string">
            <text:p text:style-name="P26"><text:span text:style-name="T24">Power s</text:span>upplies derived from mains <text:span text:style-name="T28">must</text:span> be fully enclosed in a protective case.</text:p>
          </table:table-cell>
          <table:table-cell table:style-name="Table6.A2" office:value-type="string">
            <text:p text:style-name="P33">1</text:p>
          </table:table-cell>
          <table:table-cell table:style-name="Table6.D2" office:value-type="string">
            <text:p text:style-name="P32">Essential</text:p>
          </table:table-cell>
        </table:table-row>
        <table:table-row>
          <table:table-cell table:style-name="Table6.A2" office:value-type="string">
            <text:p text:style-name="P100">6.3</text:p>
          </table:table-cell>
          <table:table-cell table:style-name="Table6.A2" office:value-type="string">
            <text:p text:style-name="P45">Any heavy objects, such as the water butts, must be adequately secured to prevent inadvertent injury.</text:p>
          </table:table-cell>
          <table:table-cell table:style-name="Table6.A2" office:value-type="string">
            <text:p text:style-name="P46">1</text:p>
          </table:table-cell>
          <table:table-cell table:style-name="Table6.D2" office:value-type="string">
            <text:p text:style-name="P45">Essential</text:p>
          </table:table-cell>
        </table:table-row>
        <table:table-row>
          <table:table-cell table:style-name="Table6.A2" office:value-type="string">
            <text:p text:style-name="P104"><text:change-start text:change-id="ct94765684092464"/><office:annotation office:name="__Annotation__1324_161378311"><dc:creator>Terry Coles</dc:creator><dc:date>2017-04-19T15:53:43.526361721</dc:date><loext:sender-initials>TJC</loext:sender-initials><text:p text:style-name="P145"><text:span text:style-name="T34">Probably not a Safety issue, it should come under Reliability.</text:span></text:p></office:annotation>6.4<text:change-end text:change-id="ct94765684092464"/></text:p>
          </table:table-cell>
          <table:table-cell table:style-name="Table6.A2" office:value-type="string">
            <text:p text:style-name="P54"><text:change-start text:change-id="ct94765684070176"/>If the sump runs out of water, <text:change-end text:change-id="ct94765684070176"/><text:change-start text:change-id="ct94765684095648"/>the system must <text:span text:style-name="T32">immediately</text:span> take action to avoid damage to the main pump.<text:change-end text:change-id="ct94765684095648"/></text:p>
          </table:table-cell>
          <table:table-cell table:style-name="Table6.A2" office:value-type="string">
            <text:p text:style-name="P55"><text:change-start text:change-id="ct94765684022176"/>1<text:change-end text:change-id="ct94765684022176"/></text:p>
          </table:table-cell>
          <table:table-cell table:style-name="Table6.D2" office:value-type="string">
            <text:p text:style-name="P54"><text:change-start text:change-id="ct94765683367872"/>Essential<text:change-end text:change-id="ct94765683367872"/><text:change-start text:change-id="ct94765709739792"/><office:annotation-end office:name="__Annotation__1324_161378311"/><text:change-end text:change-id="ct94765709739792"/></text:p>
          </table:table-cell>
        </table:table-row>
      </table:table>
      <text:h text:style-name="P121" text:outline-level="2"/>
      <text:h text:style-name="P126" text:outline-level="2"><text:bookmark-start text:name="__RefHeading___Toc135_2006520353"/>Documentation<text:bookmark-end text:name="__RefHeading___Toc135_2006520353"/></text:h>
      <text:p text:style-name="P84"><text:span text:style-name="T12">The Table below details the documentation requirements of the system, it's priority and type</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9">No</text:p>
          </table:table-cell>
          <table:table-cell table:style-name="Table7.A1" office:value-type="string">
            <text:p text:style-name="P65">Requirement</text:p>
          </table:table-cell>
          <table:table-cell table:style-name="Table7.A1" office:value-type="string">
            <text:p text:style-name="P59">Priority</text:p>
          </table:table-cell>
          <table:table-cell table:style-name="Table7.D1" office:value-type="string">
            <text:p text:style-name="P65">Type</text:p>
          </table:table-cell>
        </table:table-row>
        <table:table-row>
          <table:table-cell table:style-name="Table7.A2" office:value-type="string">
            <text:p text:style-name="Req_20_No"><text:span text:style-name="T19">7</text:span>.<text:span text:style-name="T22">1</text:span></text:p>
          </table:table-cell>
          <table:table-cell table:style-name="Table7.A2" office:value-type="string">
            <text:p text:style-name="P40">A comprehensive design specification shall be produced.</text:p>
          </table:table-cell>
          <table:table-cell table:style-name="Table7.A2" office:value-type="string">
            <text:p text:style-name="P17">1</text:p>
          </table:table-cell>
          <table:table-cell table:style-name="Table7.D2" office:value-type="string">
            <text:p text:style-name="P20">Essential</text:p>
          </table:table-cell>
        </table:table-row>
        <table:table-row>
          <table:table-cell table:style-name="Table7.A2" office:value-type="string">
            <text:p text:style-name="Req_20_No"><text:span text:style-name="T19">7</text:span>.2</text:p>
          </table:table-cell>
          <table:table-cell table:style-name="Table7.A2" office:value-type="string">
            <text:p text:style-name="P27"><text:span text:style-name="T23">The design specification shall include full descriptions of all functionality, parts lists and circuit diagrams</text:span>.</text:p>
          </table:table-cell>
          <table:table-cell table:style-name="Table7.A2" office:value-type="string">
            <text:p text:style-name="P34">1</text:p>
          </table:table-cell>
          <table:table-cell table:style-name="Table7.D2" office:value-type="string">
            <text:p text:style-name="P37">Essential</text:p>
          </table:table-cell>
        </table:table-row>
        <table:table-row>
          <table:table-cell table:style-name="Table7.A2" office:value-type="string">
            <text:p text:style-name="Req_20_No"><text:span text:style-name="T19">7</text:span>.<text:span text:style-name="T15">3</text:span></text:p>
          </table:table-cell>
          <table:table-cell table:style-name="Table7.A2" office:value-type="string">
            <text:p text:style-name="P40">All software shall be fully documented with comments.</text:p>
          </table:table-cell>
          <table:table-cell table:style-name="Table7.A2" office:value-type="string">
            <text:p text:style-name="P34">1</text:p>
          </table:table-cell>
          <table:table-cell table:style-name="Table7.D2" office:value-type="string">
            <text:p text:style-name="P37">Essential</text:p>
          </table:table-cell>
        </table:table-row>
        <table:table-row>
          <table:table-cell table:style-name="Table7.A2" office:value-type="string">
            <text:p text:style-name="Req_20_No"><text:span text:style-name="T19">7</text:span>.<text:span text:style-name="T15">4</text:span></text:p>
          </table:table-cell>
          <table:table-cell table:style-name="Table7.A2" office:value-type="string">
            <text:p text:style-name="P40">An Installation Specification shall be provided that details how to deploy the software <text:span text:style-name="T25">and hardware</text:span>.</text:p>
          </table:table-cell>
          <table:table-cell table:style-name="Table7.A2" office:value-type="string">
            <text:p text:style-name="P34">1</text:p>
          </table:table-cell>
          <table:table-cell table:style-name="Table7.D2" office:value-type="string">
            <text:p text:style-name="P37">Essential</text:p>
          </table:table-cell>
        </table:table-row>
        <table:table-row>
          <table:table-cell table:style-name="Table7.A2" office:value-type="string">
            <text:p text:style-name="P105">7.4.1</text:p>
          </table:table-cell>
          <table:table-cell table:style-name="Table7.A2" office:value-type="string">
            <text:p text:style-name="P5">A set of installation scripts<text:change-start text:change-id="ct94765684121424"/> <text:change-end text:change-id="ct94765684121424"/><text:change text:change-id="ct94765719297024"/><text:change-start text:change-id="ct94765719219696"/><text:span text:style-name="T33">shall</text:span><text:change-end text:change-id="ct94765719219696"/><text:change-start text:change-id="ct94765719259984"/> <text:change-end text:change-id="ct94765719259984"/>be provided where possible to automate large parts of the software setup process.</text:p>
          </table:table-cell>
          <table:table-cell table:style-name="Table7.A2" office:value-type="string">
            <text:p text:style-name="P57">2</text:p>
          </table:table-cell>
          <table:table-cell table:style-name="Table7.D2" office:value-type="string">
            <text:p text:style-name="P5">Desirable</text:p>
          </table:table-cell>
        </table:table-row>
        <table:table-row>
          <table:table-cell table:style-name="Table7.A2" office:value-type="string">
            <text:p text:style-name="P97">7.5</text:p>
          </table:table-cell>
          <table:table-cell table:style-name="Table7.A2" office:value-type="string">
            <text:p text:style-name="P41">A User Manual <text:span text:style-name="T23">shall be provided that details how to </text:span>use and maintain<text:span text:style-name="T23"> the software and hardware.</text:span> </text:p>
          </table:table-cell>
          <table:table-cell table:style-name="Table7.A2" office:value-type="string">
            <text:p text:style-name="P34">1</text:p>
          </table:table-cell>
          <table:table-cell table:style-name="Table7.D2" office:value-type="string">
            <text:p text:style-name="P37">Essential</text:p>
          </table:table-cell>
        </table:table-row>
      </table:table>
      <text:p text:style-name="P106"/>
      <text:h text:style-name="P130" text:outline-level="2"><text:bookmark-start text:name="__RefHeading___Toc459_2006520353"/>Miscellaneous<text:bookmark-end text:name="__RefHeading___Toc459_2006520353"/></text:h>
      <text:p text:style-name="P85"><text:span text:style-name="T12">The Table below details the miscellaneous requirements of the system, it's priority and type</text:span>.</text:p>
      <text:p text:style-name="Table_20_Heading">Table <text:sequence text:ref-name="refTable7" text:name="Table" text:formula="ooow:Table+1" style:num-format="1">8</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0">No</text:p>
          </table:table-cell>
          <table:table-cell table:style-name="Table8.A1" office:value-type="string">
            <text:p text:style-name="P66">Requirement</text:p>
          </table:table-cell>
          <table:table-cell table:style-name="Table8.A1" office:value-type="string">
            <text:p text:style-name="P60">Priority</text:p>
          </table:table-cell>
          <table:table-cell table:style-name="Table8.D1" office:value-type="string">
            <text:p text:style-name="P66">Type</text:p>
          </table:table-cell>
        </table:table-row>
        <table:table-row>
          <table:table-cell table:style-name="Table8.A2" office:value-type="string">
            <text:p text:style-name="Req_20_No"><text:span text:style-name="T19">8</text:span>.<text:span text:style-name="T22">1</text:span></text:p>
          </table:table-cell>
          <table:table-cell table:style-name="Table8.A2" office:value-type="string">
            <text:p text:style-name="P28">Where possible and without compromising the other requirements in this document, elements of the <text:span text:style-name="T28">existing system </text:span>shall be re-used.</text:p>
          </table:table-cell>
          <table:table-cell table:style-name="Table8.A2" office:value-type="string">
            <text:p text:style-name="P29">2</text:p>
          </table:table-cell>
          <table:table-cell table:style-name="Table8.D2" office:value-type="string">
            <text:p text:style-name="P28">Goal</text:p>
          </table:table-cell>
        </table:table-row>
        <table:table-row>
          <table:table-cell table:style-name="Table8.A2" office:value-type="string">
            <text:p text:style-name="Req_20_No"><text:span text:style-name="T19">8</text:span>.2.</text:p>
          </table:table-cell>
          <table:table-cell table:style-name="Table8.A2" office:value-type="string">
            <text:p text:style-name="P30"><text:span text:style-name="T28">T</text:span>he <text:span text:style-name="T14">project team shall estimate the cost of each phase of the project, so that a budget may be agreed</text:span>.</text:p>
          </table:table-cell>
          <table:table-cell table:style-name="Table8.A2" office:value-type="string">
            <text:p text:style-name="P31">2</text:p>
          </table:table-cell>
          <table:table-cell table:style-name="Table8.D2" office:value-type="string">
            <text:p text:style-name="P30">Goal</text:p>
          </table:table-cell>
        </table:table-row>
        <table:table-row>
          <table:table-cell table:style-name="Table8.A2" office:value-type="string">
            <text:p text:style-name="P101">8.3</text:p>
          </table:table-cell>
          <table:table-cell table:style-name="Table8.A2" office:value-type="string">
            <text:p text:style-name="P47">The project shall be developed in an agile manner so that the order of development may be varied to suit budgetary constraints and opportunities.</text:p>
          </table:table-cell>
          <table:table-cell table:style-name="Table8.A2" office:value-type="string">
            <text:p text:style-name="P48">2</text:p>
          </table:table-cell>
          <table:table-cell table:style-name="Table8.D2" office:value-type="string">
            <text:p text:style-name="P47">Goal</text:p>
          </table:table-cell>
        </table:table-row>
      </table:table>
      <text:p text:style-name="P108"/>
      <text:h text:style-name="P136" text:outline-level="1"/>
      <text:h text:style-name="P135" text:outline-level="1"><text:bookmark-start text:name="__RefHeading___Toc567_2006520353"/>ASSUMPTIONS<text:bookmark-end text:name="__RefHeading___Toc567_2006520353"/></text:h>
      <text:p text:style-name="P87">The following assumptions are made.</text:p>
      <text:list xml:id="list5670750070312425787" text:style-name="L3">
        <text:list-item>
          <text:p text:style-name="P119">Developers will have the pre-requisite knowledge to design and implement the hardware and software required to realise this project <text:span text:style-name="T24">and subsequently enhance it</text:span>.</text:p>
        </text:list-item>
        <text:list-item>
          <text:p text:style-name="P119">Maintainers will have <text:s/>the pre-requisite knowledge, supported by the supplied documentation, to maintain the system.</text:p>
        </text:list-item>
        <text:list-item>
          <text:p text:style-name="P119"><text:span text:style-name="T28">WMT staff</text:span> will have <text:s/>the pre-requisite knowledge, supported by the supplied documentation, to <text:span text:style-name="T28">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Requirements_Iss_0.4</text:file-name><text:tab/><text:tab/><text:span text:style-name="MT1"><text:page-number text:select-page="current">2</text:page-number></text:span><text:span text:style-name="MT1"> </text:span><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9T15:55:40.349548109</dc:date>
    <meta:editing-duration>PT9H26M53S</meta:editing-duration>
    <meta:editing-cycles>84</meta:editing-cycles>
    <meta:generator>LibreOffice/5.2.2.2$Linux_X86_64 LibreOffice_project/20m0$Build-2</meta:generator>
    <meta:print-date>2016-08-03T11:06:01.268289292</meta:print-date>
    <dc:creator>Terry Coles</dc:creator>
    <meta:document-statistic meta:table-count="8" meta:image-count="1" meta:object-count="0" meta:page-count="11" meta:paragraph-count="287" meta:word-count="1768" meta:character-count="10834" meta:non-whitespace-character-count="9315"/>
  </office:meta>
</office:document-meta>
</file>